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6pt" style:font-size-asian="14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 style:list-style-name="L1">
      <style:text-properties style:text-underline-style="none"/>
    </style:style>
    <style:style style:name="P7" style:family="paragraph" style:parent-style-name="Standard" style:list-style-name="L2">
      <style:text-properties style:text-underline-style="none"/>
    </style:style>
    <style:style style:name="P8" style:family="paragraph" style:parent-style-name="Standard" style:list-style-name="L3">
      <style:text-properties style:text-underline-style="none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>
      <style:text-properties fo:color="#ff0000" fo:font-size="24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24pt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span text:style-name="T2">Cahier des charges : Takuzu</text:span></text:p>
      <text:p text:style-name="P4"><text:tab/><text:tab/></text:p>
      <text:p text:style-name="P4"/>
      <text:p text:style-name="P4"><text:tab/><text:tab/><text:tab/></text:p>
      <text:p text:style-name="P4"/>
      <text:p text:style-name="P4"/>
      <text:p text:style-name="P4"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1.Présentation du projet</text:p>
      <text:p text:style-name="Standard"/>
      <text:p text:style-name="P3">1.1 Contexte</text:p>
      <text:p text:style-name="Standard"/>
      <text:p text:style-name="Standard">Ce projet se déroulera dans le cadre d’un projet lors du semestre 6 de L3 SPI Informatique. Le but de ce projet est de développer un logiciel suffisamment complexe pour justifier un travail en équipe et la mise en œuvre des préceptes de Génie Logiciel.</text:p>
      <text:p text:style-name="Standard"/>
      <text:p text:style-name="Standard"/>
      <text:p text:style-name="P3">1.2 Étude de l’existant</text:p>
      <text:p text:style-name="Standard"/>
      <text:p text:style-name="Standard"><text:s/>Tic tac logic : Jeu de takuzu en ligne gratuit.</text:p>
      <text:p text:style-name="Standard"><text:s/><text:a xlink:type="simple" xlink:href="http://www.conceptispuzzles.com/index.aspx?uri=puzzle/tic-tac-logic">http://www.conceptispuzzles.com/index.aspx?uri=puzzle/tic-tac-logic</text:a></text:p>
      <text:p text:style-name="Standard"><text:s/>Kas tete takuzu : Jeu de takuzu en ligne gratuit.</text:p>
      <text:p text:style-name="P1"><text:s/><text:a xlink:type="simple" xlink:href="http://www.kastete.fr/jouer-une-grille-de-takuzu-binero">http://www.kastete.fr/jouer-une-grille-de-takuzu-binero</text:a></text:p>
      <text:p text:style-name="P1"/>
      <text:p text:style-name="P1">La partie ci-dessous décrit les différentes fonctions communes et spécifiques des </text:p>
      <text:p text:style-name="P1">deux applications :</text:p>
      <text:p text:style-name="P1"/>
      <text:list xml:id="list7577146665847704287" text:style-name="L1">
        <text:list-item>
          <text:p text:style-name="P6">Fonctions communes :</text:p>
        </text:list-item>
      </text:list>
      <text:p text:style-name="P1"><text:tab/></text:p>
      <text:list xml:id="list5361865298684136707" text:style-name="L2">
        <text:list-item>
          <text:p text:style-name="P7">un menu d'aide</text:p>
        </text:list-item>
        <text:list-item>
          <text:p text:style-name="P7">un compteur de temps</text:p>
        </text:list-item>
        <text:list-item>
          <text:p text:style-name="P7">un choix de difficulté du jeu <text:s text:c="3"/></text:p>
          <text:p text:style-name="P7"><text:s text:c="88"/></text:p>
        </text:list-item>
      </text:list>
      <text:list xml:id="list8587459388566118243" text:style-name="L3">
        <text:list-item>
          <text:p text:style-name="P8">Tic tac logic</text:p>
          <text:p text:style-name="P9"/>
        </text:list-item>
      </text:list>
      <text:list xml:id="list7837514338713513616" text:style-name="L4">
        <text:list-item>
          <text:p text:style-name="P10">système de zoom</text:p>
        </text:list-item>
        <text:list-item>
          <text:p text:style-name="P10">système de hypothèse</text:p>
        </text:list-item>
        <text:list-item>
          <text:p text:style-name="P10">imprimer la feuille </text:p>
        </text:list-item>
        <text:list-item>
          <text:p text:style-name="P10">système de sauvegarde</text:p>
        </text:list-item>
      </text:list>
      <text:p text:style-name="Standard"/>
      <text:list xml:id="list1304941919827687468" text:style-name="L5">
        <text:list-item>
          <text:p text:style-name="P11">Kas tete takuzu</text:p>
          <text:p text:style-name="P11"/>
        </text:list-item>
      </text:list>
      <text:list xml:id="list3621425630165234775" text:style-name="L6">
        <text:list-item>
          <text:p text:style-name="P12">système de succès</text:p>
        </text:list-item>
        <text:list-item>
          <text:p text:style-name="P12">statistique de la grille</text:p>
        </text:list-item>
      </text:list>
      <text:p text:style-name="Standard"/>
      <text:p text:style-name="Standard"/>
      <text:p text:style-name="P3">1.3 Objectifs</text:p>
      <text:p text:style-name="P3"/>
      <text:p text:style-name="P14">A FAIRE !!!!!!</text:p>
      <text:p text:style-name="P15"/>
      <text:p text:style-name="P3">1.4 Calendrier</text:p>
      <text:p text:style-name="Standard"/>
      <text:p text:style-name="Standard">14 Janvier 2015 : Premier contact avec le client, présentation de ses idées et de son besoin.</text:p>
      <text:p text:style-name="Standard">20 Janvier 2015 : Entretien client 1 - Propositions de concepts liés au projet pour validation ou non.</text:p>
      <text:p text:style-name="Standard">21 Janvier 2015 : Entretien client 2 - Exposition du premier jet du cahier des charges</text:p>
      <text:p text:style-name="Standard">Début février : Début du codage</text:p>
      <text:p text:style-name="Standard"><text:soft-page-break/>Lundi 9 février : Bilan de milieu de projet.</text:p>
      <text:p text:style-name="Standard">27 Avril 2015 : Présentation du jeu et livraison du produit.</text:p>
      <text:p text:style-name="Standard"/>
      <text:p text:style-name="Standard"/>
      <text:p text:style-name="P2">2. Analyse des besoins </text:p>
      <text:p text:style-name="P2"/>
      <text:p text:style-name="P3">2.1 Liste des acteurs </text:p>
      <text:p text:style-name="P3"/>
      <text:p text:style-name="Standard">L'utilisateur : </text:p>
      <text:p text:style-name="Standard"><text:tab/>L'utilisateur peut choisir la difficulté et la taille de la grille. </text:p>
      <text:p text:style-name="Standard"><text:tab/>Il pourra faire appel à une aide </text:p>
      <text:p text:style-name="Standard"><text:tab/>Il peut sauvegarder la partie et la charger plus tard. </text:p>
      <text:p text:style-name="Standard"><text:tab/>L'utilisateur peut également consulter le classement du jeu (local et global). </text:p>
      <text:p text:style-name="Standard"/>
      <text:p text:style-name="P3">2.2 Expression des besoins </text:p>
      <text:p text:style-name="P3"/>
      <text:p text:style-name="Standard"><text:tab/>Le client souhaite disposer d'une application réalisée sous Ruby et l'interface </text:p>
      <text:p text:style-name="Standard"><text:tab/>graphique en GTK+. </text:p>
      <text:p text:style-name="Standard"><text:tab/> </text:p>
      <text:p text:style-name="Standard"><text:tab/>La résolution de grilles de Takuzu, selon les règles traditionnelles du jeu, </text:p>
      <text:p text:style-name="Standard"><text:tab/>avec possibilité de demander de l'aide si le joueur est bloqué. L'application </text:p>
      <text:p text:style-name="Standard"><text:tab/>doit pouvoir charger une partie précédente. </text:p>
      <text:p text:style-name="Standard"/>
      <text:p text:style-name="P3">2.3 Besoins fonctionnels </text:p>
      <text:p text:style-name="Standard"/>
      <text:p text:style-name="Standard">Résolution des grilles de Takuzu </text:p>
      <text:p text:style-name="Standard"><text:tab/>* Démarrer une partie </text:p>
      <text:p text:style-name="Standard"><text:tab/><text:tab/>L'utilisateur doit pouvoir choisir le niveau de difficulté et la </text:p>
      <text:p text:style-name="Standard"><text:tab/><text:tab/>taille de la grille.<text:tab/> </text:p>
      <text:p text:style-name="Standard"><text:tab/>* Lors d'une partie, le joueur peut demander de l'aide s'il se voit bloqué. </text:p>
      <text:p text:style-name="Standard"><text:tab/> <text:s/>Deux niveaux d'aide sont disponibles : </text:p>
      <text:p text:style-name="Standard"><text:tab/><text:tab/>- Aide indirecte qui énonce une règle applicable à la situation de jeu </text:p>
      <text:p text:style-name="Standard"><text:tab/><text:tab/>- Conseil qui résout une case par rapport à la solution </text:p>
      <text:p text:style-name="Standard"/>
      <text:p text:style-name="Standard"><text:tab/>* Sauvegarder la grille en cours </text:p>
      <text:p text:style-name="Standard"><text:tab/> <text:tab/>L'application doit pouvoir gérer les sauvegardes des grilles en fonction </text:p>
      <text:p text:style-name="Standard"><text:tab/><text:tab/>du niveau de difficulté et de la taille de la grille. </text:p>
      <text:p text:style-name="Standard"><text:tab/>* Charger une grille </text:p>
      <text:p text:style-name="Standard"><text:tab/><text:tab/>L'utilisateur doit pouvoir charger une grille à l'aide d'un menu </text:p>
      <text:p text:style-name="Standard"><text:tab/><text:tab/>de sauvegarde </text:p>
      <text:p text:style-name="Standard"/>
      <text:p text:style-name="P3">2.4 Besoins non fonctionnels </text:p>
      <text:p text:style-name="Standard"/>
      <text:p text:style-name="Standard"><text:tab/>* Sérialisation des objets pour la persistance des données </text:p>
      <text:p text:style-name="Standard"><text:tab/><text:tab/>- L'application doit pouvoir sérialiser les grilles, le classement, </text:p>
      <text:p text:style-name="Standard"><text:tab/><text:tab/> <text:s/>les options afin de pouvoir les récupérer au redémarrage de </text:p>
      <text:p text:style-name="Standard"><text:tab/><text:tab/> <text:s/>l'application </text:p>
      <text:p text:style-name="Standard"/>
      <text:p text:style-name="P3">2.5 Fonctionnalités </text:p>
      <text:p text:style-name="Standard"/>
      <text:p text:style-name="Standard"><text:soft-page-break/><text:tab/>Le jeu </text:p>
      <text:p text:style-name="Standard"><text:tab/>Fonctionnalités </text:p>
      <text:p text:style-name="Standard"><text:tab/>Traitement/Persistance des données </text:p>
      <text:p text:style-name="Standard"><text:tab/>Sauvegarder/charger les options </text:p>
      <text:p text:style-name="Standard"><text:tab/>Sauvegarder/Charger/Supprimer une partie </text:p>
      <text:p text:style-name="Standard"><text:tab/>Sauvegarder/Charger les scores et les statistiques </text:p>
      <text:p text:style-name="Standard"><text:tab/>Crypter les données pour empêcher les modifications </text:p>
      <text:p text:style-name="Standard"><text:tab/>Jeu </text:p>
      <text:p text:style-name="Standard"><text:tab/>Jouer une partie </text:p>
      <text:p text:style-name="Standard"><text:tab/>Système d'aide </text:p>
      <text:p text:style-name="Standard"/>
      <text:p text:style-name="Standard"><text:tab/>* Jeu </text:p>
      <text:p text:style-name="Standard"><text:tab/><text:tab/>Aider le joueur : L'utilisateur doit pouvoir recevoir une aide du </text:p>
      <text:p text:style-name="Standard"><text:tab/><text:tab/>logiciel dans le cas ou il est bloqué. </text:p>
      <text:p text:style-name="Standard"/>
      <text:p text:style-name="Standard"><text:tab/><text:tab/>Jouer une partie : L'utilisateur doit pouvoir jouer une partie de </text:p>
      <text:p text:style-name="Standard"><text:tab/><text:tab/>Takuzu à l'aide de la souris. Les différentes interactions disponibles </text:p>
      <text:p text:style-name="Standard"><text:tab/><text:tab/>seront définies lors de la phase de conception. </text:p>
      <text:p text:style-name="Standard"/>
      <text:p text:style-name="Standard"><text:tab/>* Traitement et persistance des données </text:p>
      <text:p text:style-name="Standard"><text:tab/><text:tab/>Sauvegarder/Charger les options : Les choix de l'utilisateur concernant </text:p>
      <text:p text:style-name="Standard"><text:tab/><text:tab/>les options du jeu sont sauvegardées dans un fichier de configuration </text:p>
      <text:p text:style-name="Standard"><text:tab/> </text:p>
      <text:p text:style-name="Standard"><text:tab/><text:tab/>Sauvegarder/Charger/Supprimer une partie : L'utilisateur peut </text:p>
      <text:p text:style-name="Standard"><text:tab/><text:tab/>sauvegarder une partie en cours afin de la reprendre ultérieurement. </text:p>
      <text:p text:style-name="Standard"><text:tab/><text:tab/>Lorsque le jeu quitte en pleine partie, le jeu lui propose de reprendre </text:p>
      <text:p text:style-name="Standard"><text:tab/><text:tab/>la partie précédente au démarrage. L'utilisateur peut également </text:p>
      <text:p text:style-name="Standard"><text:tab/><text:tab/>supprimer ses sauvegardes. </text:p>
      <text:p text:style-name="Standard"/>
      <text:p text:style-name="Standard"><text:tab/><text:tab/>Sauvegarder/Charger les scores : le jeu charge automatiquement les scores </text:p>
      <text:p text:style-name="Standard"><text:tab/><text:tab/>des différents joueurs au démarrage </text:p>
      <text:p text:style-name="Standard"/>
      <text:p text:style-name="Standard"><text:tab/><text:tab/>Crypter les données </text:p>
      <text:p text:style-name="Standard"><text:tab/><text:tab/>Les sauvegardes sont cryptées afin d'empêcher la modification des </text:p>
      <text:p text:style-name="Standard"><text:tab/><text:tab/>sauvegardes </text:p>
      <text:p text:style-name="Standard"/>
      <text:p text:style-name="Standard"><text:tab/>* Traitement et persistance des données : </text:p>
      <text:p text:style-name="Standard"><text:tab/><text:tab/>Sauvegarder/Charger une grille : L'utilisateur doit pouvoir sauvegarder </text:p>
      <text:p text:style-name="Standard"><text:tab/><text:tab/>ses grilles en cours et si l'application quitte sans sauvegarder, le </text:p>
      <text:p text:style-name="Standard"><text:tab/><text:tab/>jeu se sauvegarde automatiquement à chaque mouvements </text:p>
      <text:p text:style-name="Standard"/>
      <text:p text:style-name="P3">2.6 Cas d'utilisation </text:p>
      <text:p text:style-name="P3"/>
      <text:p text:style-name="Standard">Cas d'utilisation n°1 </text:p>
      <text:p text:style-name="Standard">Nom : Résolution Takuzu </text:p>
      <text:p text:style-name="Standard">Description : L'utilisateur tente de résoudre une grille de Takuzu </text:p>
      <text:p text:style-name="Standard">Acteur : L'utilisateur de l'application </text:p>
      <text:p text:style-name="Standard">Préalables : L'application doit être téléchargée </text:p>
      <text:p text:style-name="Standard">Conséquents : L'utilisateur peut exécuter l'application </text:p>
      <text:p text:style-name="Standard"/>
      <text:p text:style-name="Standard">1) Choix des options </text:p>
      <text:p text:style-name="Standard"><text:tab/>- L'utilisateur clique sur l'option "Nouvelle partie" </text:p>
      <text:p text:style-name="Standard"><text:soft-page-break/><text:tab/>- L'utilisateur choisit le niveau de difficulté </text:p>
      <text:p text:style-name="Standard"><text:tab/>- L'utilisateur choisit la taille de la grille </text:p>
      <text:p text:style-name="Standard"><text:tab/>- Le système sélectionne une grille </text:p>
      <text:p text:style-name="Standard"><text:tab/>- Ajout d'un malus par conseil utilisé </text:p>
      <text:p text:style-name="Standard">- On considère que le timer est toujours mis en place </text:p>
      <text:p text:style-name="Standard"/>
      <text:p text:style-name="Standard">2) Résolution du Takuzu </text:p>
      <text:p text:style-name="Standard"><text:tab/>- L'utilisateur essaye de résoudre la grille </text:p>
      <text:p text:style-name="Standard"><text:tab/>- L'utilisateur peut utiliser l'option "Aide" et "Conseil" pour se débloquer </text:p>
      <text:p text:style-name="Standard"><text:tab/>- Une fois la grille complète, le programme vérifie automatiquement celle-ci </text:p>
      <text:p text:style-name="Standard"><text:tab/>- Le système compare les valeurs du joueur avec la solution <text:s/></text:p>
      <text:p text:style-name="Standard"><text:tab/>- Affichage d'un message indiquant s'il y a correspondance (réussite) ou non </text:p>
      <text:p text:style-name="Standard"><text:tab/> <text:s/>en fonction de la solution </text:p>
      <text:p text:style-name="Standard"><text:tab/>- S'il y a correspondance : </text:p>
      <text:p text:style-name="Standard"><text:tab/><text:tab/>- Enregistrement du temps mis pour terminer la grille et calcule </text:p>
      <text:p text:style-name="Standard"><text:tab/><text:tab/>du score </text:p>
      <text:p text:style-name="Standard"><text:tab/><text:tab/>- Affichage du classement pour cette grille </text:p>
      <text:p text:style-name="Standard"><text:tab/>- Sinon le joueur peut corriger et effectuer une autre validation par la suite, un </text:p>
      <text:p text:style-name="Standard"><text:tab/>malus sera appliqué à son score </text:p>
      <text:p text:style-name="Standard"><text:tab/>- Le système propose ensuite de retourner au menu principal </text:p>
      <text:p text:style-name="Standard"/>
      <text:p text:style-name="Standard"/>
      <text:p text:style-name="Standard"/>
      <text:p text:style-name="P2">3. Livrables</text:p>
      <text:p text:style-name="Standard"/>
      <text:list xml:id="list4650050585376640427" text:style-name="L7">
        <text:list-item>
          <text:p text:style-name="P13">Un cahier des charges validé par le client </text:p>
        </text:list-item>
        <text:list-item>
          <text:p text:style-name="P13">Un logiciel qui respecte le cahier des charges </text:p>
        </text:list-item>
        <text:list-item>
          <text:p text:style-name="P13">Les cahiers d'analyse et de conception </text:p>
        </text:list-item>
        <text:list-item>
          <text:p text:style-name="P13">Un manuel utilisateur </text:p>
        </text:list-item>
      </text:list>
      <text:p text:style-name="Standard"/>
      <text:p text:style-name="Standard"><text:span text:style-name="T1">4) Contraites</text:span> </text:p>
      <text:p text:style-name="Standard"/>
      <text:p text:style-name="P3">4.1 – Documentations </text:p>
      <text:p text:style-name="P3"/>
      <text:p text:style-name="Standard">- Cahier des charges :</text:p>
      <text:p text:style-name="Standard"/>
      <text:p text:style-name="Standard"><text:tab/>Spécification des besoins du client, les fonctionnalités attendues de l'application à la fin de <text:tab/>son développement, les contraintes liées au projet. </text:p>
      <text:p text:style-name="Standard"/>
      <text:p text:style-name="Standard">- Dossier d'analyse et de conception : </text:p>
      <text:p text:style-name="Standard"><text:tab/>Présentation des outils et des technologies déployé (utilisé) dans le projet, ainsi que <text:tab/>l'architecture du projet et de l'application. </text:p>
      <text:p text:style-name="Standard"/>
      <text:p text:style-name="Standard">- Manuel utilisateur : </text:p>
      <text:p text:style-name="Standard"><text:tab/>Manuel présentant les différentes fonctionnalités de l'application, ainsi qu'une explication de <text:tab/>leur utilisation. </text:p>
      <text:p text:style-name="Standard"/>
      <text:p text:style-name="P3">4.2 – Délais </text:p>
      <text:p text:style-name="P3"/>
      <text:p text:style-name="Standard"><text:tab/>Tous les livrables qui accompagnent l'application, ainsi que l'application elle-même doivent être rendus le 27 avril 2015 au plus tard. </text:p>
      <text:p text:style-name="Standard"><text:soft-page-break/></text:p>
      <text:p text:style-name="Standard"/>
      <text:p text:style-name="P3">4.3 - Contraintes techniques </text:p>
      <text:p text:style-name="P3"/>
      <text:p text:style-name="Standard"><text:tab/>Le projet se sert des moyens technique suivant: </text:p>
      <text:p text:style-name="Standard"><text:tab/><text:tab/>- Compatibilité avec le language Ruby dans sa version 2.2.0 </text:p>
      <text:p text:style-name="Standard"><text:tab/><text:tab/>- Interface graphique avec la bibliothèque graphique GTK dans sa version 3.12. </text:p>
      <text:p text:style-name="Standard"><text:tab/><text:tab/>- Mise en oeuvre de la persistance des données à l'aide de la sérialisa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nqi wei</meta:initial-creator>
    <meta:creation-date>2015-01-21T14:08:12</meta:creation-date>
    <dc:date>2015-01-21T14:36:07.24</dc:date>
    <dc:creator>Pierre Cartier</dc:creator>
    <meta:editing-duration>PT20M49S</meta:editing-duration>
    <meta:editing-cycles>46</meta:editing-cycles>
    <meta:generator>OpenOffice.org/3.4$Win32 OpenOffice.org_project/340m1$Build-9590</meta:generator>
    <meta:document-statistic meta:table-count="0" meta:image-count="0" meta:object-count="0" meta:page-count="6" meta:paragraph-count="154" meta:word-count="1066" meta:character-count="7048"/>
  </office:meta>
</office:document-meta>
</file>